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187ee1"/>
    </style:style>
    <style:style style:name="P2" style:family="paragraph" style:parent-style-name="Text_20_body" style:master-page-name="">
      <loext:graphic-properties draw:fill="none"/>
      <style:paragraph-properties fo:margin-left="1.3cm" fo:margin-right="0cm" fo:margin-top="0cm" fo:margin-bottom="0.247cm" loext:contextual-spacing="false" fo:line-height="115%" fo:text-indent="0cm" style:auto-text-indent="false" style:page-number="auto" fo:background-color="transparent"/>
      <style:text-properties officeooo:paragraph-rsid="00187ee1"/>
    </style:style>
    <style:style style:name="P3" style:family="paragraph" style:parent-style-name="Text_20_body">
      <loext:graphic-properties draw:fill="none"/>
      <style:paragraph-properties fo:margin-left="1.3cm" fo:margin-right="0cm" fo:margin-top="0cm" fo:margin-bottom="0.247cm" loext:contextual-spacing="false" fo:line-height="115%" fo:text-indent="0cm" style:auto-text-indent="false" fo:background-color="transparent"/>
      <style:text-properties officeooo:paragraph-rsid="00187ee1"/>
    </style:style>
    <style:style style:name="P4" style:family="paragraph" style:parent-style-name="Heading_20_1" style:list-style-name="L1">
      <style:text-properties officeooo:paragraph-rsid="00187ee1"/>
    </style:style>
    <style:style style:name="T1" style:family="text">
      <style:text-properties officeooo:rsid="001642dc"/>
    </style:style>
    <style:style style:name="T2" style:family="text">
      <style:text-properties fo:font-size="16pt" officeooo:rsid="00147c31" style:font-size-asian="14pt" style:font-size-complex="16pt"/>
    </style:style>
    <style:style style:name="T3" style:family="text">
      <style:text-properties fo:font-size="16pt" officeooo:rsid="00187ee1" style:font-size-asian="14pt" style:font-size-complex="16pt"/>
    </style:style>
    <style:style style:name="T4" style:family="text">
      <style:text-properties officeooo:rsid="00187ee1"/>
    </style:style>
    <style:style style:name="T5" style:family="text">
      <style:text-properties officeooo:rsid="001a8c7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215519049" text:style-name="L1">
        <text:list-item>
          <text:h text:style-name="P4" text:outline-level="1">Project Title and Overview</text:h>
        </text:list-item>
      </text:list>
      <text:p text:style-name="P1"><text:tab/><text:tab/><text:span text:style-name="T2">Dapp for </text:span><text:span text:style-name="T3">Gig Workers</text:span><text:span text:style-name="T2"> using AION </text:span></text:p>
      <text:list xml:id="list193247927596035" text:continue-numbering="true" text:style-name="L1">
        <text:list-item>
          <text:h text:style-name="P4" text:outline-level="1">Purpose and Need</text:h>
        </text:list-item>
      </text:list>
      <text:p text:style-name="P2"><text:tab/><text:span text:style-name="T4">The idea is to give workers working for an odd job which plumbing electrician or even working in a construction site a platform where they can have thier own identity and <text:s/>profile that can help them grow.</text:span></text:p>
      <text:p text:style-name="P3"><text:tab/><text:span text:style-name="T4">The current situation in indian is there are lacs of workers who are not getting paid for thier hourly shift or the work they have done. This problems could be solved if we implement a system where we can track a labour and see how thier work is, negotiate amount for particular work and the amount would not be in cash and will be in digital transactions. This way he can get what he has ask for and there is a satisfaction at both ends. <text:s/></text:span></text:p>
      <text:list xml:id="list193248759050483" text:continue-numbering="true" text:style-name="L1">
        <text:list-item>
          <text:h text:style-name="P4" text:outline-level="1">Implementation Method</text:h>
        </text:list-item>
      </text:list>
      <text:p text:style-name="P1"><text:tab/><text:tab/><text:span text:style-name="T5">The architecture or the database structure would be something like vertical and horizontal both. Vertical here states the list of workers or thier profile and horizontal means the work/job that a particular worker has done will be listed and will be chained according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4T17:00:42.681889637</meta:creation-date>
    <dc:date>2020-06-15T19:32:44.769555934</dc:date>
    <meta:editing-duration>PT8M53S</meta:editing-duration>
    <meta:editing-cycles>2</meta:editing-cycles>
    <meta:generator>LibreOffice/6.0.7.3$Linux_X86_64 LibreOffice_project/00m0$Build-3</meta:generator>
    <meta:document-statistic meta:table-count="0" meta:image-count="0" meta:object-count="0" meta:page-count="1" meta:paragraph-count="7" meta:word-count="183" meta:character-count="1017" meta:non-whitespace-character-count="834"/>
  </office:meta>
</office:document-meta>
</file>